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.setRoot( Element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se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setSourceUri( URI 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addImport(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.ge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setImports( List impo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